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3" style:family="table-row">
      <style:table-row-properties fo:keep-together="always"/>
    </style:style>
    <style:style style:name="Table4.A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4" style:family="table-row">
      <style:table-row-properties fo:keep-together="always"/>
    </style:style>
    <style:style style:name="Table4.A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5" style:family="table-row">
      <style:table-row-properties fo:keep-together="always"/>
    </style:style>
    <style:style style:name="Table4.A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3_5f_1" style:display-name="Table3_1" style:family="table">
      <style:table-properties style:width="9.4271in" fo:margin-left="0in" table:align="left" style:writing-mode="lr-tb"/>
    </style:style>
    <style:style style:name="Table3_5f_1.A" style:display-name="Table3_1.A" style:family="table-column">
      <style:table-column-properties style:column-width="0.5625in"/>
    </style:style>
    <style:style style:name="Table3_5f_1.I" style:display-name="Table3_1.I" style:family="table-column">
      <style:table-column-properties style:column-width="4.9271in"/>
    </style:style>
    <style:style style:name="Table3_5f_1.1" style:display-name="Table3_1.1" style:family="table-row">
      <style:table-row-properties style:min-row-height="0.3125in" fo:keep-together="always"/>
    </style:style>
    <style:style style:name="Table3_5f_1.A1" style:display-name="Table3_1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3_5f_1.I1" style:display-name="Table3_1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3_5f_1.A2" style:display-name="Table3_1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3_5f_1.3" style:display-name="Table3_1.3" style:family="table-row">
      <style:table-row-properties fo:keep-together="always"/>
    </style:style>
    <style:style style:name="Table3_5f_1.A3" style:display-name="Table3_1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B3" style:display-name="Table3_1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C3" style:display-name="Table3_1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D3" style:display-name="Table3_1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E3" style:display-name="Table3_1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F3" style:display-name="Table3_1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G3" style:display-name="Table3_1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H3" style:display-name="Table3_1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3_5f_1.I3" style:display-name="Table3_1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paragraph-rsid="0093b5d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  <style:text-properties officeooo:paragraph-rsid="008a27ff"/>
    </style:style>
    <style:style style:name="P17" style:family="paragraph" style:parent-style-name="Table_20_Contents">
      <style:paragraph-properties fo:text-align="center" style:justify-single-word="false"/>
      <style:text-properties officeooo:paragraph-rsid="0093b5d5"/>
    </style:style>
    <style:style style:name="P18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9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0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1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2" style:family="paragraph" style:parent-style-name="Table_20_Contents">
      <style:text-properties officeooo:rsid="003dc3a6" officeooo:paragraph-rsid="003dc3a6"/>
    </style:style>
    <style:style style:name="P23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4" style:family="paragraph" style:parent-style-name="Table_20_Contents">
      <style:text-properties officeooo:rsid="003e6aee" officeooo:paragraph-rsid="003e6aee"/>
    </style:style>
    <style:style style:name="P25" style:family="paragraph" style:parent-style-name="Table_20_Contents">
      <style:text-properties officeooo:rsid="003ead6c" officeooo:paragraph-rsid="003ead6c"/>
    </style:style>
    <style:style style:name="P26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7" style:family="paragraph" style:parent-style-name="Table_20_Contents">
      <style:paragraph-properties fo:text-align="center" style:justify-single-word="false"/>
      <style:text-properties officeooo:rsid="003ead6c" officeooo:paragraph-rsid="0093b5d5"/>
    </style:style>
    <style:style style:name="P28" style:family="paragraph" style:parent-style-name="Table_20_Contents">
      <style:text-properties officeooo:rsid="00403451" officeooo:paragraph-rsid="00403451"/>
    </style:style>
    <style:style style:name="P29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30" style:family="paragraph" style:parent-style-name="Table_20_Contents">
      <style:text-properties officeooo:rsid="0050621a" officeooo:paragraph-rsid="0050621a"/>
    </style:style>
    <style:style style:name="P31" style:family="paragraph" style:parent-style-name="Table_20_Contents">
      <style:text-properties officeooo:rsid="005b62eb" officeooo:paragraph-rsid="005b62eb"/>
    </style:style>
    <style:style style:name="P32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4" style:family="paragraph" style:parent-style-name="Standard">
      <style:text-properties officeooo:paragraph-rsid="001c2594"/>
    </style:style>
    <style:style style:name="P35" style:family="paragraph" style:parent-style-name="Standard">
      <style:text-properties officeooo:rsid="002453de" officeooo:paragraph-rsid="002453de"/>
    </style:style>
    <style:style style:name="P36" style:family="paragraph" style:parent-style-name="Standard">
      <style:text-properties officeooo:rsid="002a022a" officeooo:paragraph-rsid="002a022a"/>
    </style:style>
    <style:style style:name="P37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8" style:family="paragraph" style:parent-style-name="Standard">
      <style:text-properties officeooo:rsid="004a2a44" officeooo:paragraph-rsid="004a2a44"/>
    </style:style>
    <style:style style:name="P39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40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41" style:family="paragraph" style:parent-style-name="Standard">
      <style:text-properties officeooo:rsid="004e990d" officeooo:paragraph-rsid="004e990d"/>
    </style:style>
    <style:style style:name="P42" style:family="paragraph" style:parent-style-name="Standard">
      <style:text-properties officeooo:rsid="004e990d" officeooo:paragraph-rsid="005910da"/>
    </style:style>
    <style:style style:name="P43" style:family="paragraph" style:parent-style-name="Standard">
      <style:text-properties officeooo:rsid="004e990d" officeooo:paragraph-rsid="00534907"/>
    </style:style>
    <style:style style:name="P44" style:family="paragraph" style:parent-style-name="Standard">
      <style:text-properties officeooo:rsid="004e990d" officeooo:paragraph-rsid="00828c2a"/>
    </style:style>
    <style:style style:name="P45" style:family="paragraph" style:parent-style-name="Standard">
      <style:text-properties officeooo:rsid="004e990d" officeooo:paragraph-rsid="00863bc3"/>
    </style:style>
    <style:style style:name="P4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8" style:family="paragraph" style:parent-style-name="Footnote">
      <style:text-properties officeooo:rsid="005622db" officeooo:paragraph-rsid="0057d992"/>
    </style:style>
    <style:style style:name="P49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50" style:family="paragraph" style:parent-style-name="Table_20_Contents">
      <style:paragraph-properties fo:text-align="center" style:justify-single-word="false"/>
      <style:text-properties officeooo:rsid="00742b0c" officeooo:paragraph-rsid="00742b0c"/>
    </style:style>
    <style:style style:name="P51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52" style:family="paragraph" style:parent-style-name="Standard">
      <style:text-properties officeooo:rsid="0075edd0" officeooo:paragraph-rsid="0075edd0"/>
    </style:style>
    <style:style style:name="P53" style:family="paragraph" style:parent-style-name="Standard">
      <style:text-properties officeooo:rsid="007716ad" officeooo:paragraph-rsid="007716ad"/>
    </style:style>
    <style:style style:name="P54" style:family="paragraph" style:parent-style-name="Table_20_Contents">
      <style:paragraph-properties fo:text-align="center" style:justify-single-word="false"/>
      <style:text-properties officeooo:rsid="007716ad" officeooo:paragraph-rsid="007716ad"/>
    </style:style>
    <style:style style:name="P55" style:family="paragraph" style:parent-style-name="Standard">
      <style:text-properties officeooo:rsid="007716ad" officeooo:paragraph-rsid="008c5105"/>
    </style:style>
    <style:style style:name="P56" style:family="paragraph" style:parent-style-name="Standard">
      <style:paragraph-properties fo:text-align="center" style:justify-single-word="false"/>
      <style:text-properties officeooo:rsid="007bf8c3" officeooo:paragraph-rsid="007bf8c3"/>
    </style:style>
    <style:style style:name="P57" style:family="paragraph" style:parent-style-name="Standard">
      <style:paragraph-properties fo:text-align="center" style:justify-single-word="false"/>
      <style:text-properties officeooo:rsid="007c1614" officeooo:paragraph-rsid="007c1614"/>
    </style:style>
    <style:style style:name="P58" style:family="paragraph" style:parent-style-name="Standard">
      <style:text-properties officeooo:rsid="00809d7d" officeooo:paragraph-rsid="00809d7d"/>
    </style:style>
    <style:style style:name="P59" style:family="paragraph" style:parent-style-name="Table_20_Contents">
      <style:paragraph-properties fo:text-align="center" style:justify-single-word="false"/>
      <style:text-properties officeooo:rsid="008a27ff" officeooo:paragraph-rsid="008a27ff"/>
    </style:style>
    <style:style style:name="P60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61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62" style:family="paragraph" style:parent-style-name="Standard">
      <style:text-properties officeooo:rsid="009135bb" officeooo:paragraph-rsid="009135bb"/>
    </style:style>
    <style:style style:name="P63" style:family="paragraph" style:parent-style-name="Standard">
      <style:text-properties officeooo:paragraph-rsid="0093b5d5"/>
    </style:style>
    <style:style style:name="P64" style:family="paragraph" style:parent-style-name="Table_20_Contents">
      <style:paragraph-properties fo:text-align="center" style:justify-single-word="false"/>
      <style:text-properties officeooo:rsid="008fbfbc" officeooo:paragraph-rsid="0093b5d5"/>
    </style:style>
    <style:style style:name="P65" style:family="paragraph" style:parent-style-name="Table_20_Contents">
      <style:text-properties officeooo:rsid="008fbfbc" officeooo:paragraph-rsid="0093b5d5"/>
    </style:style>
    <style:style style:name="P66" style:family="paragraph" style:parent-style-name="Standard">
      <style:text-properties style:use-window-font-color="true" loext:opacity="0%" style:font-name="Times New Roman1" fo:font-size="12pt" fo:language="en" fo:country="US" officeooo:rsid="009135bb" officeooo:paragraph-rsid="0093b5d5" style:font-name-asian="Times New Roman1" style:font-size-asian="12pt" style:font-name-complex="Times New Roman1" style:font-size-complex="12pt" style:language-complex="ar" style:country-complex="SA"/>
    </style:style>
    <style:style style:name="P67" style:family="paragraph" style:parent-style-name="Heading_20_1" style:master-page-name="First_20_Page">
      <style:paragraph-properties style:page-number="auto"/>
    </style:style>
    <style:style style:name="P68" style:family="paragraph" style:parent-style-name="Heading_20_1">
      <style:text-properties officeooo:rsid="002a022a" officeooo:paragraph-rsid="002a022a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Heading_20_2" style:list-style-name="">
      <style:paragraph-properties fo:orphans="2" fo:widows="2"/>
    </style:style>
    <style:style style:name="P71" style:family="paragraph" style:parent-style-name="Heading_20_2" style:master-page-name="Standard">
      <style:paragraph-properties style:page-number="auto" fo:break-before="page"/>
      <style:text-properties officeooo:paragraph-rsid="0093b5d5"/>
    </style:style>
    <style:style style:name="P72" style:family="paragraph" style:parent-style-name="Standard" style:list-style-name="L1"/>
    <style:style style:name="P73" style:family="paragraph" style:parent-style-name="Standard" style:list-style-name="L1">
      <style:text-properties officeooo:paragraph-rsid="00786d3c"/>
    </style:style>
    <style:style style:name="P74" style:family="paragraph" style:parent-style-name="Standard" style:list-style-name="L1">
      <style:text-properties style:font-name="Times New Roman" officeooo:rsid="0061da82" officeooo:paragraph-rsid="00524856"/>
    </style:style>
    <style:style style:name="P75" style:family="paragraph" style:parent-style-name="Standard" style:list-style-name="L1">
      <style:text-properties style:font-name="Times New Roman"/>
    </style:style>
    <style:style style:name="P76" style:family="paragraph" style:parent-style-name="Standard" style:list-style-name="L1">
      <style:text-properties officeooo:rsid="008fbfbc" officeooo:paragraph-rsid="00954a4f"/>
    </style:style>
    <style:style style:name="P77" style:family="paragraph" style:parent-style-name="Standard" style:list-style-name="L2">
      <style:text-properties officeooo:rsid="00809d7d" officeooo:paragraph-rsid="00809d7d"/>
    </style:style>
    <style:style style:name="P78" style:family="paragraph" style:parent-style-name="Standard" style:master-page-name="StdPortrait">
      <style:paragraph-properties style:page-number="auto"/>
      <style:text-properties officeooo:rsid="009135bb" officeooo:paragraph-rsid="009135bb"/>
    </style:style>
    <style:style style:name="P79" style:family="paragraph">
      <loext:graphic-properties draw:fill="solid" draw:fill-color="#c0c0c0" draw:opacity="50%"/>
      <style:text-properties style:font-name="Times New Roman1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7bf8c3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officeooo:rsid="003a0848"/>
    </style:style>
    <style:style style:name="T8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9" style:family="text">
      <style:text-properties officeooo:rsid="002c7ff0"/>
    </style:style>
    <style:style style:name="T10" style:family="text">
      <style:text-properties officeooo:rsid="00218c75"/>
    </style:style>
    <style:style style:name="T11" style:family="text">
      <style:text-properties officeooo:rsid="002268db"/>
    </style:style>
    <style:style style:name="T12" style:family="text">
      <style:text-properties officeooo:rsid="002453de"/>
    </style:style>
    <style:style style:name="T13" style:family="text">
      <style:text-properties officeooo:rsid="0025e5ae"/>
    </style:style>
    <style:style style:name="T14" style:family="text">
      <style:text-properties officeooo:rsid="002a022a"/>
    </style:style>
    <style:style style:name="T15" style:family="text">
      <style:text-properties officeooo:rsid="002be2f4"/>
    </style:style>
    <style:style style:name="T16" style:family="text">
      <style:text-properties officeooo:rsid="0031a059"/>
    </style:style>
    <style:style style:name="T17" style:family="text">
      <style:text-properties officeooo:rsid="0034e515"/>
    </style:style>
    <style:style style:name="T18" style:family="text">
      <style:text-properties officeooo:rsid="003971c4"/>
    </style:style>
    <style:style style:name="T19" style:family="text">
      <style:text-properties officeooo:rsid="0061e852"/>
    </style:style>
    <style:style style:name="T20" style:family="text">
      <style:text-properties officeooo:rsid="005b62eb"/>
    </style:style>
    <style:style style:name="T21" style:family="text">
      <style:text-properties officeooo:rsid="004e990d"/>
    </style:style>
    <style:style style:name="T22" style:family="text">
      <style:text-properties officeooo:rsid="0057d992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8abd19"/>
    </style:style>
    <style:style style:name="T25" style:family="text">
      <style:text-properties style:text-position="super 58%" officeooo:rsid="004e990d"/>
    </style:style>
    <style:style style:name="T26" style:family="text">
      <style:text-properties officeooo:rsid="00535da4"/>
    </style:style>
    <style:style style:name="T27" style:family="text">
      <style:text-properties officeooo:rsid="0075edd0"/>
    </style:style>
    <style:style style:name="T28" style:family="text">
      <style:text-properties officeooo:rsid="007716ad"/>
    </style:style>
    <style:style style:name="T29" style:family="text">
      <style:text-properties officeooo:rsid="00786d3c"/>
    </style:style>
    <style:style style:name="T30" style:family="text">
      <style:text-properties officeooo:rsid="007b5265"/>
    </style:style>
    <style:style style:name="T31" style:family="text">
      <style:text-properties officeooo:rsid="007c1614"/>
    </style:style>
    <style:style style:name="T32" style:family="text">
      <style:text-properties officeooo:rsid="007d92aa"/>
    </style:style>
    <style:style style:name="T33" style:family="text">
      <style:text-properties officeooo:rsid="00828c2a"/>
    </style:style>
    <style:style style:name="T34" style:family="text">
      <style:text-properties style:text-position="sub 58%" officeooo:rsid="00828c2a"/>
    </style:style>
    <style:style style:name="T35" style:family="text">
      <style:text-properties style:text-position="sub 58%" officeooo:rsid="008c5105"/>
    </style:style>
    <style:style style:name="T36" style:family="text">
      <style:text-properties officeooo:rsid="008a08a1"/>
    </style:style>
    <style:style style:name="T37" style:family="text">
      <style:text-properties officeooo:rsid="008a27ff"/>
    </style:style>
    <style:style style:name="T38" style:family="text">
      <style:text-properties officeooo:rsid="008abd19"/>
    </style:style>
    <style:style style:name="T39" style:family="text">
      <style:text-properties officeooo:rsid="008ad4d2"/>
    </style:style>
    <style:style style:name="T40" style:family="text">
      <style:text-properties officeooo:rsid="008c5105"/>
    </style:style>
    <style:style style:name="T41" style:family="text">
      <style:text-properties officeooo:rsid="008fbfbc"/>
    </style:style>
    <style:style style:name="T42" style:family="text">
      <style:text-properties officeooo:rsid="003ea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20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3307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429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0693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547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<text:bookmark-start text:name="__RefHeading___Toc14962_1060902120"/>Introduction (Informative)<text:bookmark-end text:name="__RefHeading___Toc14962_1060902120"/></text:h>
      <text:p text:style-name="Standard">This <text:span text:style-name="T13">s</text:span><text:span text:style-name="T5">tandard</text:span> describes the format and allocation of OpenLCB <text:span text:style-name="T10">E</text:span>vent <text:span text:style-name="T10">I</text:span>dentifiers (<text:span text:style-name="T10">E</text:span>vent IDs). It is not specific to any wire protocol.</text:p>
      <text:h text:style-name="P68" text:outline-level="1"><text:bookmark-start text:name="__RefHeading___Toc14964_1060902120"/>Intended use (Informative)<text:bookmark-end text:name="__RefHeading___Toc14964_1060902120"/></text:h>
      <text:p text:style-name="P36">This standard defines the fo<text:span text:style-name="T15">r</text:span>mat and allocation of Event Identifiers. <text:s/>Event Identifiers are typically used with the Event Transport protocol <text:span text:style-name="T15">and are globally unique.</text:span></text:p>
      <text:h text:style-name="Heading_20_1" text:outline-level="1"><text:bookmark-start text:name="__RefHeading___Toc14966_1060902120"/>References and Context <text:span text:style-name="T14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text:style-name="L1">
        <text:list-item>
          <text:p text:style-name="P74">The CAN Physical <text:span text:style-name="T19">Layer </text:span>Standard, which <text:span text:style-name="T19">specifies the physical layer for transporting OpenLCB-CAN frames</text:span></text:p>
        </text:list-item>
        <text:list-item>
          <text:p text:style-name="P75">The Message Network Standard, which <text:span text:style-name="T8">defines the basic messages and how they interact. Higher-level protocols are based on this message network, but are defined elsewhere.</text:span></text:p>
        </text:list-item>
        <text:list-item>
          <text:p text:style-name="P72">The Event Transport Standard, which defines the protocol for transporting events.</text:p>
        </text:list-item>
        <text:list-item>
          <text:p text:style-name="P73">The Unique Identifiers Standard w<text:span text:style-name="T16">hi</text:span>ch defines the format and allocation of unique 48-bit identifiers.</text:p>
        </text:list-item>
        <text:list-item>
          <text:p text:style-name="P76">The Train Search Protocol Standard, referenced in the allocations tables.</text:p>
        </text:list-item>
      </text:list>
      <text:p text:style-name="P58">This Standard is in the context of the following NMRA Standards:</text:p>
      <text:list text:style-name="L2">
        <text:list-item>
          <text:p text:style-name="P77"><text:span text:style-name="T36">NMRA </text:span>S-9.2.1 DCC Extended Packet Formats, which specifies the format of DCC accessory packets.</text:p>
        </text:list-item>
      </text:list>
      <text:h text:style-name="Heading_20_1" text:outline-level="1"><text:bookmark-start text:name="__RefHeading___Toc14968_1060902120"/>Format <text:span text:style-name="T17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4">The order of bytes in an OpenLCB <text:span text:style-name="T11">E</text:span>vent I<text:span text:style-name="T11">dentifier</text:span> shall be considered significant. The most-significant byte shall be transmitted first during communication operations. The most-significant <text:soft-page-break/>byte shall be written first (left-most in Western format) in any human-readable representation. <text:s/><text:span text:style-name="T9">Within the tables below, byte 1 is considered the most-significant byte, while byte 8 is considered the least significant byte.</text:span></text:p>
      <text:h text:style-name="Heading_20_1" text:outline-level="1"><text:bookmark-start text:name="__RefHeading___Toc14970_1060902120"/>Allocation <text:span text:style-name="T17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4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4">*</text:p>
          </table:table-cell>
          <table:table-cell table:style-name="Table5.G3" office:value-type="string">
            <text:p text:style-name="P14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69" text:outline-level="2"><text:bookmark-start text:name="__RefHeading___Toc14972_1060902120"/>Well-Known Automatically-Routed<text:bookmark-end text:name="__RefHeading___Toc14972_1060902120"/></text:h>
      <text:p text:style-name="P35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4">01</text:p>
            </table:table-cell>
            <table:table-cell table:style-name="Table2.B3" table:number-rows-spanned="13" office:value-type="string">
              <text:p text:style-name="P14">00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C3" office:value-type="string">
              <text:p text:style-name="P14">*</text:p>
            </table:table-cell>
            <table:table-cell table:style-name="Table2.I3" office:value-type="string">
              <text:p text:style-name="P28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4" table:number-rows-spanned="12" office:value-type="string">
            <text:p text:style-name="P14">00</text:p>
          </table:table-cell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F</text:p>
          </table:table-cell>
          <table:table-cell table:style-name="Table2.C3" office:value-type="string">
            <text:p text:style-name="P14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1</text:p>
          </table:table-cell>
          <table:table-cell table:style-name="Table2.I3" office:value-type="string">
            <text:p text:style-name="P31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9">FF</text:p>
          </table:table-cell>
          <table:table-cell table:style-name="Table2.C3" office:value-type="string">
            <text:p text:style-name="P29">F0</text:p>
          </table:table-cell>
          <table:table-cell table:style-name="Table2.I3" office:value-type="string">
            <text:p text:style-name="P30">P<text:span text:style-name="T20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E</text:p>
          </table:table-cell>
          <table:table-cell table:style-name="Table2.C3" office:value-type="string">
            <text:p text:style-name="P14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4">FD</text:p>
          </table:table-cell>
          <table:table-cell table:style-name="Table2.C3" office:value-type="string">
            <text:p text:style-name="P14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4">FD</text:p>
          </table:table-cell>
          <table:table-cell table:style-name="Table2.G15" office:value-type="string">
            <text:p text:style-name="P14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70" text:outline-level="2"/>
      <text:h text:style-name="P69" text:outline-level="2"><text:bookmark-start text:name="__RefHeading___Toc14974_1060902120"/>Well-Known<text:bookmark-end text:name="__RefHeading___Toc14974_1060902120"/></text:h>
      <text:p text:style-name="Standard">The following <text:span text:style-name="T12">E</text:span>vent <text:span text:style-name="T12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3" office:value-type="string">
              <text:p text:style-name="P26">01</text:p>
              <text:p text:style-name="P19"/>
              <text:p text:style-name="P14"/>
            </table:table-cell>
            <table:table-cell table:style-name="Table4.B3" table:number-rows-spanned="23" office:value-type="string">
              <text:p text:style-name="P26">01</text:p>
              <text:p text:style-name="P19"/>
              <text:p text:style-name="P32"/>
            </table:table-cell>
            <table:table-cell table:style-name="Table4.C3" office:value-type="string">
              <text:p text:style-name="P14">*</text:p>
            </table:table-cell>
            <table:table-cell table:style-name="Table4.D3" office:value-type="string">
              <text:p text:style-name="P14">*</text:p>
            </table:table-cell>
            <table:table-cell table:style-name="Table4.E3" office:value-type="string">
              <text:p text:style-name="P14">*</text:p>
            </table:table-cell>
            <table:table-cell table:style-name="Table4.F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G3" office:value-type="string">
              <text:p text:style-name="P14">*</text:p>
            </table:table-cell>
            <table:table-cell table:style-name="Table4.I3" office:value-type="string">
              <text:p text:style-name="P25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4">00</text:p>
          </table:table-cell>
          <table:table-cell table:style-name="Table4.D4" table:number-rows-spanned="10" office:value-type="string">
            <text:p text:style-name="P14">00</text:p>
          </table:table-cell>
          <table:table-cell table:style-name="Table4.E3" table:number-rows-spanned="9" office:value-type="string">
            <text:p text:style-name="P14">00</text:p>
          </table:table-cell>
          <table:table-cell table:style-name="Table4.F3" table:number-rows-spanned="9" office:value-type="string">
            <text:p text:style-name="P14">00</text:p>
          </table:table-cell>
          <table:table-cell table:style-name="Table4.G3" office:value-type="string">
            <text:p text:style-name="P14">02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Duplicate Node ID <text:span text:style-name="T7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*</text:p>
          </table:table-cell>
          <table:table-cell table:style-name="Table4.I3" office:value-type="string">
            <text:p text:style-name="Table_20_Contents">Reserved for <text:span text:style-name="T39">Train Control</text:span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4">03</text:p>
          </table:table-cell>
          <table:table-cell table:style-name="Table4.G3" office:value-type="string">
            <text:p text:style-name="P14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4">03</text:p>
          </table:table-cell>
          <table:table-cell table:style-name="Table4.H9" office:value-type="string">
            <text:p text:style-name="P14">04</text:p>
          </table:table-cell>
          <table:table-cell table:style-name="Table4.I9" office:value-type="string">
            <text:p text:style-name="Table_20_Contents">This node is a <text:span text:style-name="T40">Train Control</text:span>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3">06</text:p>
          </table:table-cell>
          <table:table-cell table:style-name="Table4.G10" office:value-type="string">
            <text:p text:style-name="P14">*</text:p>
          </table:table-cell>
          <table:table-cell table:style-name="Table4.I3" office:value-type="string">
            <text:p text:style-name="P24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1</text:p>
          </table:table-cell>
          <table:table-cell table:style-name="Table4.I3" office:value-type="string">
            <text:p text:style-name="P22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21">02</text:p>
          </table:table-cell>
          <table:table-cell table:style-name="Table4.I3" office:value-type="string">
            <text:p text:style-name="P22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7">01</text:p>
          </table:table-cell>
          <table:table-cell table:style-name="Table4.E13" office:value-type="string">
            <text:p text:style-name="P37">00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9">00</text:p>
          </table:table-cell>
          <table:table-cell table:style-name="Table4.D14" table:number-rows-spanned="3" office:value-type="string">
            <text:p text:style-name="P39">00</text:p>
          </table:table-cell>
          <table:table-cell table:style-name="Table4.E14" table:number-rows-spanned="3" office:value-type="string">
            <text:p text:style-name="P37">01</text:p>
          </table:table-cell>
          <table:table-cell table:style-name="Table4.E13" office:value-type="string">
            <text:p text:style-name="P37">01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7">02</text:p>
          </table:table-cell>
          <table:table-cell table:style-name="Table4.G13" table:number-columns-spanned="2" office:value-type="string">
            <text:p text:style-name="P15">*</text:p>
          </table:table-cell>
          <table:covered-table-cell/>
          <table:table-cell table:style-name="Table4.I13" office:value-type="string">
            <text:p text:style-name="P38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7">03</text:p>
          </table:table-cell>
          <table:table-cell table:style-name="Table4.G16" table:number-columns-spanned="2" office:value-type="string">
            <text:p text:style-name="P15">*</text:p>
          </table:table-cell>
          <table:covered-table-cell/>
          <table:table-cell table:style-name="Table4.I16" office:value-type="string">
            <text:p text:style-name="P38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9">01</text:p>
          </table:table-cell>
          <table:table-cell table:style-name="Table4.G3" office:value-type="string">
            <text:p text:style-name="P19">00</text:p>
          </table:table-cell>
          <table:table-cell table:style-name="Table4.E17" table:number-columns-spanned="2" office:value-type="string">
            <text:p text:style-name="P20">CBUS<text:line-break/>Node ID</text:p>
          </table:table-cell>
          <table:covered-table-cell/>
          <table:table-cell table:style-name="Table4.G13" table:number-columns-spanned="2" office:value-type="string">
            <text:p text:style-name="P15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9">01</text:p>
          </table:table-cell>
          <table:table-cell table:style-name="Table4.C18" office:value-type="string">
            <text:p text:style-name="P19">01</text:p>
          </table:table-cell>
          <table:table-cell table:style-name="Table4.E18" table:number-columns-spanned="2" office:value-type="string">
            <text:p text:style-name="P19">CBUS<text:line-break/>Node ID</text:p>
          </table:table-cell>
          <table:covered-table-cell/>
          <table:table-cell table:style-name="Table4.G18" table:number-columns-spanned="2" office:value-type="string">
            <text:p text:style-name="P18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18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7" office:value-type="string">
            <text:p text:style-name="P40">02</text:p>
          </table:table-cell>
          <table:table-cell table:style-name="Table4.D19" table:number-rows-spanned="7" office:value-type="string">
            <text:p text:style-name="P40">00</text:p>
          </table:table-cell>
          <table:table-cell table:style-name="Table4.E19" table:number-rows-spanned="6" office:value-type="string">
            <text:p text:style-name="P40">00</text:p>
          </table:table-cell>
          <table:table-cell table:style-name="Table4.F19" office:value-type="string">
            <text:p text:style-name="P40">FF</text:p>
          </table:table-cell>
          <table:table-cell table:style-name="Table4.G19" table:number-columns-spanned="2" office:value-type="string">
            <text:p text:style-name="P60">1<text:span text:style-name="T33">1</text:span>-bit DCC Basic Accessory Address <text:span text:style-name="T40">(A</text:span><text:span text:style-name="T35">10</text:span><text:span text:style-name="T40">..A</text:span><text:span text:style-name="T35">0</text:span><text:span text:style-name="T40">) + Pair bit (R)</text:span></text:p>
          </table:table-cell>
          <table:covered-table-cell/>
          <table:table-cell table:style-name="Table4.I19" office:value-type="string">
            <text:p text:style-name="P41">Activate basic DCC accessory decoder address.</text:p>
            <text:p text:style-name="P42">Bytes 7 and 8 <text:span text:style-name="T40">contain</text:span> the DCC accessory decoder address (0 – 40<text:span text:style-name="T33">95</text:span>) <text:span text:style-name="T33">in the form of byte 7 = 0000A</text:span><text:span text:style-name="T34">10</text:span><text:span text:style-name="T33">A</text:span><text:span text:style-name="T34">9</text:span><text:span text:style-name="T33">A</text:span><text:span text:style-name="T34">8</text:span><text:span text:style-name="T33">A</text:span><text:span text:style-name="T34">7</text:span><text:span text:style-name="T33"> and byte 8 = A</text:span><text:span text:style-name="T34">6</text:span><text:span text:style-name="T33">A</text:span><text:span text:style-name="T34">5</text:span><text:span text:style-name="T33">A</text:span><text:span text:style-name="T34">4</text:span><text:span text:style-name="T33">A</text:span><text:span text:style-name="T34">3</text:span><text:span text:style-name="T33">A</text:span><text:span text:style-name="T34">2</text:span><text:span text:style-name="T33">A</text:span><text:span text:style-name="T34">1</text:span><text:span text:style-name="T33">A</text:span><text:span text:style-name="T34">0</text:span><text:span text:style-name="T33">R</text:span><text:note text:id="ftn1" text:note-class="footnote"><text:note-citation>1</text:note-citation><text:note-body><text:p text:style-name="P48">For information on the different methods of how these 2 x 40<text:span text:style-name="T33">95</text:span> addresses map to the commonly used turnout addr<text:span text:style-name="T22">e</text:span>sses of 1..204<text:span text:style-name="T33">8</text:span>, please see the OpenLCB Event Identifiers Technical Note.</text:p></text:note-body></text:note>. All other values for bytes 7 and 8 are reserved for future uses.</text:p>
          </table:table-cell>
        </table:table-row>
        <table:table-row table:style-name="Table4.20">
          <table:covered-table-cell table:style-name="Table4.A20"/>
          <table:covered-table-cell table:style-name="Table4.B20"/>
          <table:covered-table-cell table:style-name="Table4.C20"/>
          <table:covered-table-cell table:style-name="Table4.D20"/>
          <table:covered-table-cell table:style-name="Table4.E20"/>
          <table:table-cell table:style-name="Table4.F20" office:value-type="string">
            <text:p text:style-name="P40">FE</text:p>
          </table:table-cell>
          <table:table-cell table:style-name="Table4.G20" table:number-columns-spanned="2" office:value-type="string">
            <text:p text:style-name="P61">1<text:span text:style-name="T33">1</text:span>-bit DCC Basic Accessory Address <text:span text:style-name="T40">(A</text:span><text:span text:style-name="T35">10</text:span><text:span text:style-name="T40">..A</text:span><text:span text:style-name="T35">0</text:span><text:span text:style-name="T40">) + Pair bit (R)</text:span></text:p>
          </table:table-cell>
          <table:covered-table-cell/>
          <table:table-cell table:style-name="Table4.I20" office:value-type="string">
            <text:p text:style-name="P43">Deactivate basic DCC accessory decoder address.</text:p>
            <text:p text:style-name="P44">Bytes 7 and 8 <text:span text:style-name="T40">contain</text:span> the DCC accessory decoder address (0 – 40<text:span text:style-name="T33">95</text:span>) <text:span text:style-name="T33">in the form of byte 7 = 0000A</text:span><text:span text:style-name="T34">10</text:span><text:span text:style-name="T33">A</text:span><text:span text:style-name="T34">9</text:span><text:span text:style-name="T33">A</text:span><text:span text:style-name="T34">8</text:span><text:span text:style-name="T33">A</text:span><text:span text:style-name="T34">7</text:span><text:span text:style-name="T33"> and byte 8 = A</text:span><text:span text:style-name="T34">6</text:span><text:span text:style-name="T33">A</text:span><text:span text:style-name="T34">5</text:span><text:span text:style-name="T33">A</text:span><text:span text:style-name="T34">4</text:span><text:span text:style-name="T33">A</text:span><text:span text:style-name="T34">3</text:span><text:span text:style-name="T33">A</text:span><text:span text:style-name="T34">2</text:span><text:span text:style-name="T33">A</text:span><text:span text:style-name="T34">1</text:span><text:span text:style-name="T33">A</text:span><text:span text:style-name="T34">0</text:span><text:span text:style-name="T33">R</text:span><text:span text:style-name="T23"><text:note-ref text:note-class="footnote" text:reference-format="text" text:ref-name="ftn1">1</text:note-ref></text:span>. 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6">FD</text:p>
          </table:table-cell>
          <table:table-cell table:style-name="Table4.G21" table:number-columns-spanned="2" office:value-type="string">
            <text:p text:style-name="P51">1<text:span text:style-name="T40">1</text:span>-bit <text:span text:style-name="T6">DCC</text:span><text:span text:style-name="T30"> </text:span><text:span text:style-name="T29">Accessory</text:span> <text:span text:style-name="T27">Address </text:span><text:span text:style-name="T40">(A</text:span><text:span text:style-name="T35">10</text:span><text:span text:style-name="T40">..A</text:span><text:span text:style-name="T35">0</text:span><text:span text:style-name="T40">) + Pair bit (R)</text:span></text:p>
          </table:table-cell>
          <table:covered-table-cell/>
          <table:table-cell table:style-name="Table4.I21" office:value-type="string">
            <text:p text:style-name="P52"><text:span text:style-name="T6">DCC</text:span><text:span text:style-name="T30"> </text:span>turnout feedback active/on/high.</text:p>
            <text:p text:style-name="P55">Bytes 7 and 8 contain the DCC accessory decoder address (0 – <text:span text:style-name="T31">4095</text:span>)<text:span text:style-name="T21"> </text:span><text:span text:style-name="T33">in the form of byte 7 = 0000A</text:span><text:span text:style-name="T34">10</text:span><text:span text:style-name="T33">A</text:span><text:span text:style-name="T34">9</text:span><text:span text:style-name="T33">A</text:span><text:span text:style-name="T34">8</text:span><text:span text:style-name="T33">A</text:span><text:span text:style-name="T34">7</text:span><text:span text:style-name="T33"> and byte 8 = A</text:span><text:span text:style-name="T34">6</text:span><text:span text:style-name="T33">A</text:span><text:span text:style-name="T34">5</text:span><text:span text:style-name="T33">A</text:span><text:span text:style-name="T34">4</text:span><text:span text:style-name="T33">A</text:span><text:span text:style-name="T34">3</text:span><text:span text:style-name="T33">A</text:span><text:span text:style-name="T34">2</text:span><text:span text:style-name="T33">A</text:span><text:span text:style-name="T34">1</text:span><text:span text:style-name="T33">A</text:span><text:span text:style-name="T34">0</text:span><text:span text:style-name="T33">R</text:span><text:span text:style-name="T25"><text:note-ref text:note-class="footnote" text:reference-format="text" text:ref-name="ftn1">1</text:note-ref></text:span>. All other values for bytes 7 and 8 are reserved for future uses.</text:p>
          </table:table-cell>
        </table:table-row>
        <table:table-row table:style-name="Table4.22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7">FC</text:p>
          </table:table-cell>
          <table:table-cell table:style-name="Table4.G21" table:number-columns-spanned="2" office:value-type="string">
            <text:p text:style-name="P51">1<text:span text:style-name="T40">1</text:span>-bit <text:span text:style-name="T6">DCC</text:span><text:span text:style-name="T30"> </text:span><text:span text:style-name="T29">Accessory</text:span> <text:span text:style-name="T27">Address </text:span><text:span text:style-name="T40">(A</text:span><text:span text:style-name="T35">10</text:span><text:span text:style-name="T40">..A</text:span><text:span text:style-name="T35">0</text:span><text:span text:style-name="T40">) + Pair bit (R)</text:span></text:p>
          </table:table-cell>
          <table:covered-table-cell/>
          <table:table-cell table:style-name="Table4.I21" office:value-type="string">
            <text:p text:style-name="P52"><text:span text:style-name="T6">DCC</text:span><text:span text:style-name="T30"> </text:span>turnout feedback inactive/off/low.</text:p>
            <text:p text:style-name="P55">Bytes 7 and 8 contain the DCC accessory decoder address (0 – <text:span text:style-name="T31">4095</text:span>)<text:span text:style-name="T21"> </text:span><text:span text:style-name="T33">in the form of byte 7 = 0000A</text:span><text:span text:style-name="T34">10</text:span><text:span text:style-name="T33">A</text:span><text:span text:style-name="T34">9</text:span><text:span text:style-name="T33">A</text:span><text:span text:style-name="T34">8</text:span><text:span text:style-name="T33">A</text:span><text:span text:style-name="T34">7</text:span><text:span text:style-name="T33"> and byte 8 = A</text:span><text:span text:style-name="T34">6</text:span><text:span text:style-name="T33">A</text:span><text:span text:style-name="T34">5</text:span><text:span text:style-name="T33">A</text:span><text:span text:style-name="T34">4</text:span><text:span text:style-name="T33">A</text:span><text:span text:style-name="T34">3</text:span><text:span text:style-name="T33">A</text:span><text:span text:style-name="T34">2</text:span><text:span text:style-name="T33">A</text:span><text:span text:style-name="T34">1</text:span><text:span text:style-name="T33">A</text:span><text:span text:style-name="T34">0</text:span><text:span text:style-name="T33">R</text:span><text:span text:style-name="T25"><text:note-ref text:note-class="footnote" text:reference-format="text" text:ref-name="ftn1">1</text:note-ref></text:span>. All other values for bytes 7 and 8 are reserved for future uses.</text:p>
          </table:table-cell>
        </table:table-row>
        <table:table-row table:style-name="Table4.23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3" office:value-type="string">
            <text:p text:style-name="P56">F<text:span text:style-name="T31">B</text:span></text:p>
          </table:table-cell>
          <table:table-cell table:style-name="Table4.G21" table:number-columns-spanned="2" office:value-type="string">
            <text:p text:style-name="P50">12-bit <text:span text:style-name="T6">DCC</text:span><text:span text:style-name="T30"> </text:span>Sensor <text:span text:style-name="T28">Address</text:span></text:p>
          </table:table-cell>
          <table:covered-table-cell/>
          <table:table-cell table:style-name="Table4.I21" office:value-type="string">
            <text:p text:style-name="P52"><text:span text:style-name="T6">DCC</text:span><text:span text:style-name="T30"> </text:span><text:span text:style-name="T32">system </text:span><text:span text:style-name="T28">sensor</text:span> feedback active/on/high.</text:p>
            <text:p text:style-name="P53">Bytes 7 and 8 contain the <text:span text:style-name="T29">sensor</text:span> address (0 – 4095). All other values for bytes 7 and 8 are reserved for future uses.</text:p>
          </table:table-cell>
        </table:table-row>
        <table:table-row table:style-name="Table4.24">
          <table:covered-table-cell table:style-name="Table4.A24"/>
          <table:covered-table-cell table:style-name="Table4.B24"/>
          <table:covered-table-cell table:style-name="Table4.C24"/>
          <table:covered-table-cell table:style-name="Table4.D24"/>
          <table:covered-table-cell table:style-name="Table4.E24"/>
          <table:table-cell table:style-name="Table4.F24" office:value-type="string">
            <text:p text:style-name="P57">FA</text:p>
          </table:table-cell>
          <table:table-cell table:style-name="Table4.G24" table:number-columns-spanned="2" office:value-type="string">
            <text:p text:style-name="P54">12-bit <text:span text:style-name="T6">DCC</text:span><text:span text:style-name="T30"> </text:span>Sensor Address</text:p>
          </table:table-cell>
          <table:covered-table-cell/>
          <table:table-cell table:style-name="Table4.I24" office:value-type="string">
            <text:p text:style-name="P52"><text:span text:style-name="T6">DCC</text:span><text:span text:style-name="T30"> </text:span><text:span text:style-name="T32">system </text:span><text:span text:style-name="T28">sensor</text:span> feedback inactive/off/low.</text:p>
            <text:p text:style-name="P53">Bytes 7 and 8 contain the DCC <text:span text:style-name="T29">sensor</text:span> address (0 – 4095). All other values for bytes 7 and 8 are reserved for future uses.</text:p>
          </table:table-cell>
        </table:table-row>
        <table:table-row table:style-name="Table4.25">
          <table:covered-table-cell table:style-name="Table4.A25"/>
          <table:covered-table-cell table:style-name="Table4.B25"/>
          <table:covered-table-cell table:style-name="Table4.C25"/>
          <table:covered-table-cell table:style-name="Table4.D25"/>
          <table:table-cell table:style-name="Table4.E25" office:value-type="string">
            <text:p text:style-name="P49">01</text:p>
          </table:table-cell>
          <table:table-cell table:style-name="Table4.F25" table:number-columns-spanned="2" office:value-type="string">
            <text:p text:style-name="P16"><text:span text:style-name="T37">00.</text:span><text:span text:style-name="T38">00 – 07.F</text:span><text:span text:style-name="T37">F</text:span></text:p>
            <text:p text:style-name="P16">11-bit DCC Extended Accessory Address</text:p>
          </table:table-cell>
          <table:covered-table-cell/>
          <table:table-cell table:style-name="Table4.H25" office:value-type="string">
            <text:p text:style-name="P59">00 - FF</text:p>
          </table:table-cell>
          <table:table-cell table:style-name="Table4.I25" office:value-type="string">
            <text:p text:style-name="P41">Send <text:span text:style-name="T38">command</text:span><text:span text:style-name="T37"> </text:span>to extended DCC accessory decoder ad<text:span text:style-name="T26">d</text:span>ress.</text:p>
            <text:p text:style-name="P41"><text:span text:style-name="T38">Please refer to NMRA S-9.2.1 for the definitions of b</text:span>yte <text:span text:style-name="T38">8</text:span>, <text:span text:style-name="T38">which corresponds to the 3</text:span><text:span text:style-name="T24">rd</text:span><text:span text:style-name="T38"> byte of a DCC extended accessory decoder packet</text:span><text:span text:style-name="T37">.</text:span></text:p>
            <text:p text:style-name="P45">Bytes <text:span text:style-name="T38">6</text:span> and <text:span text:style-name="T38">7</text:span> are the DCC accessory decoder address <text:span text:style-name="T38">in the form of byte 6 = 00000A10A9A8 and byte 7 = A7A6A5A4A3A2A1A0</text:span>. <text:span text:style-name="T38">Valid values are from 0 to 2047. By convention, user address 1 corresponds to binary adress 4 in bytes 6 and 7. User addresses 2045 to 2048 may wrap around to binary adresses 0 to 3.</text:span> All other values for bytes <text:span text:style-name="T38">6</text:span> and <text:span text:style-name="T38">7</text:span> are reserved for future uses.</text:p>
          </table:table-cell>
        </table:table-row>
      </table:table>
      <text:h text:style-name="P71" text:outline-level="2"><text:bookmark-start text:name="__RefHeading___Toc14974_1060902120 Copy 1 Copy 1"/>Well-Known <text:span text:style-name="T41">Other</text:span><text:bookmark-end text:name="__RefHeading___Toc14974_1060902120 Copy 1 Copy 1"/></text:h>
      <text:p text:style-name="P63">The following <text:span text:style-name="T12">E</text:span>vent <text:span text:style-name="T12">I</text:span>dentifiers are not automatically routed.</text:p>
      <table:table table:name="Table3_1" table:style-name="Table3_5f_1">
        <table:table-column table:style-name="Table3_5f_1.A" table:number-columns-repeated="8"/>
        <table:table-column table:style-name="Table3_5f_1.I"/>
        <table:table-header-rows>
          <table:table-row table:style-name="Table3_5f_1.1">
            <table:table-cell table:style-name="Table3_5f_1.A1" table:number-columns-spanned="8" office:value-type="string">
              <text:p text:style-name="P13">Valu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3_5f_1.I1" table:number-rows-spanned="2" office:value-type="string">
              <text:p text:style-name="P13">Description</text:p>
            </table:table-cell>
          </table:table-row>
          <table:table-row table:style-name="Table3_5f_1.1">
            <table:table-cell table:style-name="Table3_5f_1.A2" office:value-type="string">
              <text:p text:style-name="P13">Byte 1</text:p>
            </table:table-cell>
            <table:table-cell table:style-name="Table3_5f_1.A2" office:value-type="string">
              <text:p text:style-name="P13">Byte 2</text:p>
            </table:table-cell>
            <table:table-cell table:style-name="Table3_5f_1.A2" office:value-type="string">
              <text:p text:style-name="P13">Byte 3</text:p>
            </table:table-cell>
            <table:table-cell table:style-name="Table3_5f_1.A2" office:value-type="string">
              <text:p text:style-name="P13">Byte 4</text:p>
            </table:table-cell>
            <table:table-cell table:style-name="Table3_5f_1.A2" office:value-type="string">
              <text:p text:style-name="P13">Byte 5</text:p>
            </table:table-cell>
            <table:table-cell table:style-name="Table3_5f_1.A2" office:value-type="string">
              <text:p text:style-name="P13">Byte 6</text:p>
            </table:table-cell>
            <table:table-cell table:style-name="Table3_5f_1.A2" office:value-type="string">
              <text:p text:style-name="P13">Byte 7</text:p>
            </table:table-cell>
            <table:table-cell table:style-name="Table3_5f_1.A2" office:value-type="string">
              <text:p text:style-name="P13">Byte 8</text:p>
            </table:table-cell>
            <table:covered-table-cell table:style-name="Table3_5f_1.I1"/>
          </table:table-row>
          <table:table-row table:style-name="Table3_5f_1.3">
            <table:table-cell table:style-name="Table3_5f_1.A3" office:value-type="string">
              <text:p text:style-name="P17"><text:span text:style-name="T41">0x</text:span><text:span text:style-name="T42">0</text:span><text:span text:style-name="T41">9</text:span></text:p>
            </table:table-cell>
            <table:table-cell table:style-name="Table3_5f_1.B3" office:value-type="string">
              <text:p text:style-name="P27"><text:span text:style-name="T41">0x</text:span>0<text:span text:style-name="T41">0</text:span></text:p>
            </table:table-cell>
            <table:table-cell table:style-name="Table3_5f_1.C3" office:value-type="string">
              <text:p text:style-name="P64">0x99</text:p>
            </table:table-cell>
            <table:table-cell table:style-name="Table3_5f_1.D3" office:value-type="string">
              <text:p text:style-name="P64">0xFF</text:p>
            </table:table-cell>
            <table:table-cell table:style-name="Table3_5f_1.E3" office:value-type="string">
              <text:p text:style-name="P17">*</text:p>
            </table:table-cell>
            <table:table-cell table:style-name="Table3_5f_1.F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G3" office:value-type="string">
              <text:p text:style-name="P17">*</text:p>
            </table:table-cell>
            <table:table-cell table:style-name="Table3_5f_1.I3" office:value-type="string">
              <text:p text:style-name="P65">Train Search Protocol.<text:line-break/>See the OpenLCB Train Search Protocol Standard.</text:p>
            </table:table-cell>
          </table:table-row>
        </table:table-header-rows>
      </table:table>
      <text:p text:style-name="P66"><text:s/></text:p>
      <text:p text:style-name="P62"/>
      <text:p text:style-name="P7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s/>1 <text:s/>Introduction (Informative)<text:tab/>1</text:p>
          <text:p text:style-name="P46"><text:s/>2 <text:s/>Intended use (Informative)<text:tab/>1</text:p>
          <text:p text:style-name="P46"><text:s/>3 <text:s/>References and Context (Normative)<text:tab/>1</text:p>
          <text:p text:style-name="P46"><text:s/>4 <text:s/>Format (Normative)<text:tab/>1</text:p>
          <text:p text:style-name="P46"><text:s/>5 <text:s/>Allocation (Normative)<text:tab/>2</text:p>
          <text:p text:style-name="P47"><text:s/>5.1 <text:s/>Node ID Based<text:tab/>2</text:p>
          <text:p text:style-name="P47"><text:s/>5.2 <text:s/>Well-Known Automatically-Routed<text:tab/>3</text:p>
          <text:p text:style-name="P47"><text:s/>5.3 <text:s/>Well-Known<text:tab/>5</text:p>
          <text:p text:style-name="P47"><text:s/>5.4 <text:s/>Well-Known Other<text:tab/>9</text:p>
        </text:index-body>
      </text:table-of-content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loext:graphic-properties draw:fill="solid" draw:fill-color="#c0c0c0" draw:opacity="50%"/>
      <style:text-properties style:font-name="Times New Roman1" fo:font-size="1pt"/>
    </style:style>
    <style:style style:name="M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/>
    </style:style>
    <style:style style:name="MP10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1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officeooo:rsid="0016888d" style:font-size-asian="8pt" style:font-size-complex="8pt"/>
    </style:style>
    <style:style style:name="MT2" style:family="text">
      <style:text-properties fo:font-size="8pt" officeooo:rsid="0032d21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5472in" fo:min-width="8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0693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20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429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3307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7" draw:name="PowerPlusWaterMarkObject" draw:style-name="Mgr1" draw:text-style-name="MP2" svg:width="7.9996in" svg:height="2.5469in" draw:transform="rotate (0.785398163397448) translate (0.984027777777778in 5.17777777777778in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<text:tab/>Page </text:span></text:span><text:span text:style-name="Page_20_Number"><text:span text:style-name="MT2"><text:page-number text:select-page="current">9</text:page-number></text:span></text:span><text:span text:style-name="Page_20_Number"><text:span text:style-name="MT2"><text:s/>of </text:span></text:span><text:span text:style-name="Page_20_Number"><text:span text:style-name="MT2"><text:page-count style:num-format="1">10</text:page-count></text:span></text:span><text:span text:style-name="Page_20_Number"><text:span text:style-name="MT2"><text:s/>- </text:span></text:span><text:span text:style-name="Page_20_Number"><text:span text:style-name="MT2"><text:user-defined style:data-style-name="N0" text:name="OLCBdate">October 20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5"><draw:frame draw:style-name="Mfr1" draw:name="graphics1" text:anchor-type="paragraph" svg:x="0.1807in" svg:y="0.2091in" svg:width="2.798in" svg:height="0.9909in" draw:z-index="19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5"/>
            </table:table-cell>
            <table:table-cell table:style-name="Table1.C1" table:number-columns-spanned="2" office:value-type="string">
              <text:p text:style-name="MP6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5"/>
            </table:table-cell>
            <table:table-cell table:style-name="Table1.C1" table:number-columns-spanned="2" office:value-type="string">
              <text:p text:style-name="MP6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5"/>
            </table:table-cell>
            <table:table-cell table:style-name="Table1.C3" office:value-type="string">
              <text:p text:style-name="MP7"><text:user-defined style:data-style-name="N0" text:name="OLCBdate">October 20, 2024</text:user-defined></text:p>
            </table:table-cell>
            <table:table-cell table:style-name="Table1.C1" office:value-type="string">
              <text:p text:style-name="MP8"><text:user-defined style:data-style-name="N0" text:name="OLCBstatus">Draft</text:user-defined></text:p>
            </table:table-cell>
          </table:table-row>
        </table:table>
        <text:p text:style-name="MP9"><draw:custom-shape text:anchor-type="char" draw:z-index="8" draw:name="PowerPlusWaterMarkObject" draw:style-name="Mgr2" draw:text-style-name="MP2" svg:width="6.4996in" svg:height="2.0689in" draw:transform="rotate (0.785398163397448) translate (0.220833333333333in 5.29854549431321in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0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October 20, 2024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9" draw:name="PowerPlusWaterMarkObject3" draw:style-name="Mgr1" draw:text-style-name="MP2" svg:width="7.9996in" svg:height="2.5469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3">Copyright 20</text:span></text:span><text:span text:style-name="Page_20_Number"><text:span text:style-name="MT4">11-2015</text:span></text:span><text:span text:style-name="Page_20_Number"><text:span text:style-name="MT3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3"><text:tab/>Page </text:span><text:span text:style-name="Page_20_Number"><text:span text:style-name="MT3"><text:page-number text:select-page="current">0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2">Feb 15, 2015</text:span></text:span><text:span text:style-name="Page_20_Number"><text:span text:style-name="MT3"><text:date style:data-style-name="N121" text:date-value="2024-10-20T08:59:07.972711664">10/20/2024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2">OpenLCB Event Identifiers Standard<draw:custom-shape text:anchor-type="char" draw:z-index="10" draw:name="PowerPlusWaterMarkObject" draw:style-name="Mgr2" draw:text-style-name="MP2" svg:width="6.4996in" svg:height="2.0689in" draw:transform="rotate (0.785398163397448) translate (0.220833333333333in 6.06666666666667in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0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0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October 20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1" draw:name="PowerPlusWaterMarkObject" draw:style-name="Mgr3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2" draw:name="PowerPlusWaterMarkObject" draw:style-name="Mgr3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3" draw:name="PowerPlusWaterMarkObject" draw:style-name="Mgr4" draw:text-style-name="MP2" svg:width="4.4878in" svg:height="1.4287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4" draw:name="PowerPlusWaterMarkObject" draw:style-name="Mgr3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5" draw:name="PowerPlusWaterMarkObject" draw:style-name="Mgr5" draw:text-style-name="MP2" svg:width="7.3185in" svg:height="2.330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6" draw:name="PowerPlusWaterMarkObject" draw:style-name="Mgr3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7" draw:name="PowerPlusWaterMarkObject" draw:style-name="Mgr3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8" draw:name="PowerPlusWaterMarkObject" draw:style-name="Mgr3" draw:text-style-name="MP2" svg:width="6.9248in" svg:height="2.2043in" draw:transform="rotate (0.785398163397448)"><text:p>DRAFT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95</meta:editing-cycles>
    <meta:editing-duration>P1DT17H33M47S</meta:editing-duration>
    <meta:generator>LibreOffice/7.4.6.2$MacOSX_X86_64 LibreOffice_project/5b1f5509c2decdade7fda905e3e1429a67acd63d</meta:generator>
    <dc:date>2024-10-20T08:59:07.351989101</dc:date>
    <dc:creator>Bob Jacobsen</dc:creator>
    <meta:document-statistic meta:table-count="5" meta:image-count="1" meta:object-count="0" meta:page-count="10" meta:paragraph-count="252" meta:word-count="1289" meta:character-count="7499" meta:non-whitespace-character-count="6427"/>
    <meta:user-defined meta:name="OLCBdate">October 20, 2024</meta:user-defined>
    <meta:user-defined meta:name="OLCBstatus">Draft</meta:user-defined>
    <meta:user-defined meta:name="OLCByear">2024</meta:user-defined>
  </office:meta>
</office:document-meta>
</file>